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_DS</text:p>
          </table:table-cell>
          <table:table-cell office:value-type="string" calcext:value-type="string">
            <text:p>V_GS</text:p>
          </table:table-cell>
          <table:table-cell office:value-type="string" calcext:value-type="string">
            <text:p>I_DS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float" office:value="3.74" calcext:value-type="float">
            <text:p>3.7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3.79" calcext:value-type="float">
            <text:p>3.7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/>
          <table:table-cell table:formula="of:=3.9+(0.1/6)" office:value-type="float" office:value="3.91666666666667" calcext:value-type="float">
            <text:p>3.91666666666667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/>
          <table:table-cell table:formula="of:=3.9+(0.2/6)" office:value-type="float" office:value="3.93333333333333" calcext:value-type="float">
            <text:p>3.93333333333333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/>
          <table:table-cell table:formula="of:=3.9+(0.3/6)" office:value-type="float" office:value="3.95" calcext:value-type="float">
            <text:p>3.95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/>
          <table:table-cell table:formula="of:=3.9+(0.4/6)" office:value-type="float" office:value="3.96666666666667" calcext:value-type="float">
            <text:p>3.96666666666667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table:formula="of:=3.9+(0.5/6)" office:value-type="float" office:value="3.98333333333333" calcext:value-type="float">
            <text:p>3.98333333333333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float" office:value="3.99" calcext:value-type="float">
            <text:p>3.99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/>
          <table:table-cell office:value-type="float" office:value="3.993" calcext:value-type="float">
            <text:p>3.993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/>
          <table:table-cell office:value-type="float" office:value="3.996" calcext:value-type="float">
            <text:p>3.99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5:10:12.772146886</meta:creation-date>
    <dc:date>2021-06-01T15:32:43.200733060</dc:date>
    <meta:editing-duration>PT2M</meta:editing-duration>
    <meta:editing-cycles>1</meta:editing-cycles>
    <meta:generator>LibreOffice/6.4.7.2$Linux_X86_64 LibreOffice_project/40$Build-2</meta:generator>
    <meta:document-statistic meta:table-count="1" meta:cell-count="34" meta:object-count="0"/>
  </office:meta>
</office:document-meta>
</file>